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5da3f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6" style:family="paragraph" style:parent-style-name="Preformatted_20_Text">
      <style:text-properties officeooo:paragraph-rsid="00118c27"/>
    </style:style>
    <style:style style:name="P7" style:family="paragraph" style:parent-style-name="Preformatted_20_Text">
      <style:text-properties officeooo:paragraph-rsid="000c7965"/>
    </style:style>
    <style:style style:name="P8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Preformatted_20_Text">
      <style:text-properties officeooo:paragraph-rsid="00166b60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9f0f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size="36pt" officeooo:rsid="000a0946" style:font-size-asian="36pt" style:font-size-complex="36pt"/>
    </style:style>
    <style:style style:name="T8" style:family="text">
      <style:text-properties fo:font-size="36pt" officeooo:rsid="00166b60" style:font-size-asian="36pt" style:font-size-complex="36pt"/>
    </style:style>
    <style:style style:name="T9" style:family="text">
      <style:text-properties officeooo:rsid="00169f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8">Seger</text:span><text:span text:style-name="T7"> – </text:span><text:span text:style-name="T8">Old Time Rock &amp; Roll</text:span></text:p>
      <text:p text:style-name="P8"/>
      <text:p text:style-name="P3"/>
      <text:p text:style-name="P6"><text:span text:style-name="T1">[</text:span><text:span text:style-name="T3">Intro</text:span><text:span text:style-name="T1">] </text:span><text:span text:style-name="T2">Piano solo, 4 bars</text:span></text:p>
      <text:p text:style-name="P2"/>
      <text:p text:style-name="P6"><text:span text:style-name="T1">[Verse] <text:s/></text:span><text:span text:style-name="T6"><text:s/></text:span></text:p>
      <text:p text:style-name="P10"><text:span text:style-name="T4">C</text:span><text:span text:style-name="T5"> | </text:span><text:span text:style-name="T4">C</text:span><text:span text:style-name="T5"> | </text:span><text:span text:style-name="T4">F</text:span><text:span text:style-name="T5"> | </text:span><text:span text:style-name="T4">F</text:span><text:span text:style-name="T5"> | </text:span><text:span text:style-name="T4">G</text:span><text:span text:style-name="T5"> | </text:span><text:span text:style-name="T4">G</text:span><text:span text:style-name="T5"> | </text:span><text:span text:style-name="T4">C</text:span><text:span text:style-name="T5"> | </text:span><text:span text:style-name="T4">C</text:span></text:p>
      <text:p text:style-name="P10"><text:span text:style-name="T4">C</text:span><text:span text:style-name="T5"> | </text:span><text:span text:style-name="T4">C</text:span><text:span text:style-name="T5"> | </text:span><text:span text:style-name="T4">F</text:span><text:span text:style-name="T5"> | </text:span><text:span text:style-name="T4">F</text:span><text:span text:style-name="T5"> | </text:span><text:span text:style-name="T4">G</text:span><text:span text:style-name="T5"> | </text:span><text:span text:style-name="T4">G</text:span><text:span text:style-name="T5"> | </text:span><text:span text:style-name="T4">C</text:span><text:span text:style-name="T5"> | </text:span><text:span text:style-name="T4">G</text:span></text:p>
      <text:p text:style-name="P1"/>
      <text:p text:style-name="P7"><text:span text:style-name="T1">[</text:span><text:span text:style-name="T3">Chorus</text:span><text:span text:style-name="T1">]: </text:span><text:span text:style-name="T2">more Verse</text:span></text:p>
      <text:p text:style-name="P4"/>
      <text:p text:style-name="P5">Last chorus: vocal &amp; drum onl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2T20:10:04.624739718</dc:date>
    <meta:editing-duration>PT1H23M25S</meta:editing-duration>
    <meta:editing-cycles>10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7" meta:word-count="51" meta:character-count="172" meta:non-whitespace-character-count="124"/>
  </office:meta>
</office:document-meta>
</file>